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457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06 kWh</text:p>
          </table:table-cell>
          <table:table-cell office:value-type="float" office:value="544.1" calcext:value-type="float">
            <text:p>544.1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.41" calcext:value-type="float">
            <text:p>3.41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87.38" calcext:value-type="float">
            <text:p>-287.38</text:p>
          </table:table-cell>
          <table:table-cell office:value-type="string" calcext:value-type="string">
            <text:p>T-0</text:p>
          </table:table-cell>
          <table:table-cell office:value-type="float" office:value="340.6" calcext:value-type="float">
            <text:p>340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4 kWh</text:p>
          </table:table-cell>
          <table:table-cell office:value-type="float" office:value="835.29" calcext:value-type="float">
            <text:p>835.29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78" calcext:value-type="float">
            <text:p>4.7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41.18" calcext:value-type="float">
            <text:p>-441.18</text:p>
          </table:table-cell>
          <table:table-cell office:value-type="string" calcext:value-type="string">
            <text:p>T-0</text:p>
          </table:table-cell>
          <table:table-cell office:value-type="float" office:value="483.04" calcext:value-type="float">
            <text:p>483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49" calcext:value-type="float">
            <text:p>3.49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7 kWh</text:p>
          </table:table-cell>
          <table:table-cell office:value-type="float" office:value="777.97" calcext:value-type="float">
            <text:p>777.9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51" calcext:value-type="float">
            <text:p>4.51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410.91" calcext:value-type="float">
            <text:p>-410.91</text:p>
          </table:table-cell>
          <table:table-cell office:value-type="string" calcext:value-type="string">
            <text:p>T-0</text:p>
          </table:table-cell>
          <table:table-cell office:value-type="float" office:value="458.87" calcext:value-type="float">
            <text:p>458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08 kWh</text:p>
          </table:table-cell>
          <table:table-cell office:value-type="float" office:value="552.75" calcext:value-type="float">
            <text:p>552.7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44" calcext:value-type="float">
            <text:p>3.44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91.95" calcext:value-type="float">
            <text:p>-291.95</text:p>
          </table:table-cell>
          <table:table-cell office:value-type="string" calcext:value-type="string">
            <text:p>T-0</text:p>
          </table:table-cell>
          <table:table-cell office:value-type="float" office:value="347.7" calcext:value-type="float">
            <text:p>34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111 kWh</text:p>
          </table:table-cell>
          <table:table-cell office:value-type="float" office:value="573.4" calcext:value-type="float">
            <text:p>573.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54" calcext:value-type="float">
            <text:p>3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02.86" calcext:value-type="float">
            <text:p>-302.86</text:p>
          </table:table-cell>
          <table:table-cell office:value-type="string" calcext:value-type="string">
            <text:p>T-0</text:p>
          </table:table-cell>
          <table:table-cell office:value-type="float" office:value="357.21" calcext:value-type="float">
            <text:p>357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07 kWh</text:p>
          </table:table-cell>
          <table:table-cell office:value-type="float" office:value="540.69" calcext:value-type="float">
            <text:p>540.69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38" calcext:value-type="float">
            <text:p>3.38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285.58" calcext:value-type="float">
            <text:p>-285.58</text:p>
          </table:table-cell>
          <table:table-cell office:value-type="string" calcext:value-type="string">
            <text:p>T-0</text:p>
          </table:table-cell>
          <table:table-cell office:value-type="float" office:value="341.28" calcext:value-type="float">
            <text:p>341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07 kWh</text:p>
          </table:table-cell>
          <table:table-cell office:value-type="float" office:value="538.53" calcext:value-type="float">
            <text:p>538.53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37" calcext:value-type="float">
            <text:p>3.37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84.44" calcext:value-type="float">
            <text:p>-284.44</text:p>
          </table:table-cell>
          <table:table-cell office:value-type="string" calcext:value-type="string">
            <text:p>T-0</text:p>
          </table:table-cell>
          <table:table-cell office:value-type="float" office:value="339.91" calcext:value-type="float">
            <text:p>339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05 kWh</text:p>
          </table:table-cell>
          <table:table-cell office:value-type="float" office:value="521.26" calcext:value-type="float">
            <text:p>521.26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28" calcext:value-type="float">
            <text:p>3.28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75.31" calcext:value-type="float">
            <text:p>-275.31</text:p>
          </table:table-cell>
          <table:table-cell office:value-type="string" calcext:value-type="string">
            <text:p>T-0</text:p>
          </table:table-cell>
          <table:table-cell office:value-type="float" office:value="331.34" calcext:value-type="float">
            <text:p>331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9 kWh</text:p>
          </table:table-cell>
          <table:table-cell office:value-type="float" office:value="690.69" calcext:value-type="float">
            <text:p>690.6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08" calcext:value-type="float">
            <text:p>4.0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64.41" calcext:value-type="float">
            <text:p>-364.41</text:p>
          </table:table-cell>
          <table:table-cell office:value-type="string" calcext:value-type="string">
            <text:p>T-0</text:p>
          </table:table-cell>
          <table:table-cell office:value-type="float" office:value="412.13" calcext:value-type="float">
            <text:p>412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33 kWh</text:p>
          </table:table-cell>
          <table:table-cell office:value-type="float" office:value="710.3" calcext:value-type="float">
            <text:p>710.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4.17" calcext:value-type="float">
            <text:p>4.17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74.45" calcext:value-type="float">
            <text:p>-374.45</text:p>
          </table:table-cell>
          <table:table-cell office:value-type="string" calcext:value-type="string">
            <text:p>T-0</text:p>
          </table:table-cell>
          <table:table-cell office:value-type="float" office:value="421.47" calcext:value-type="float">
            <text:p>421.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17 kWh</text:p>
          </table:table-cell>
          <table:table-cell office:value-type="float" office:value="591.01" calcext:value-type="float">
            <text:p>591.0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11.57" calcext:value-type="float">
            <text:p>-311.57</text:p>
          </table:table-cell>
          <table:table-cell office:value-type="string" calcext:value-type="string">
            <text:p>T-0</text:p>
          </table:table-cell>
          <table:table-cell office:value-type="float" office:value="364.16" calcext:value-type="float">
            <text:p>364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16 kWh</text:p>
          </table:table-cell>
          <table:table-cell office:value-type="float" office:value="581.46" calcext:value-type="float">
            <text:p>581.4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.56" calcext:value-type="float">
            <text:p>3.56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06.54" calcext:value-type="float">
            <text:p>-306.54</text:p>
          </table:table-cell>
          <table:table-cell office:value-type="string" calcext:value-type="string">
            <text:p>T-0</text:p>
          </table:table-cell>
          <table:table-cell office:value-type="float" office:value="359.26" calcext:value-type="float">
            <text:p>359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7:46:46.623000000</meta:creation-date>
    <dc:date>2018-03-26T07:49:39.808000000</dc:date>
    <meta:editing-duration>PT2M53S</meta:editing-duration>
    <meta:editing-cycles>1</meta:editing-cycles>
    <meta:document-statistic meta:table-count="1" meta:cell-count="170" meta:object-count="0"/>
    <meta:generator>LibreOffice/5.3.4.2$Windows_x86 LibreOffice_project/f82d347ccc0be322489bf7da61d7e4ad13fe2ff3</meta:generator>
  </office:meta>
</office:document-meta>
</file>